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d86" officeooo:paragraph-rsid="0012d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app was designed to provide rollerskate setup recommendations and store the users info back to the database for retrieval la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7:41:29.826250893</meta:creation-date>
    <meta:generator>LibreOffice/7.3.3.2$Linux_X86_64 LibreOffice_project/30$Build-2</meta:generator>
    <dc:date>2022-06-03T17:43:08.895677594</dc:date>
    <meta:editing-duration>PT1M40S</meta:editing-duration>
    <meta:editing-cycles>1</meta:editing-cycles>
    <meta:document-statistic meta:table-count="0" meta:image-count="0" meta:object-count="0" meta:page-count="1" meta:paragraph-count="1" meta:word-count="21" meta:character-count="133" meta:non-whitespace-character-count="113"/>
  </office:meta>
</office:document-meta>
</file>